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style:font-name="Times New Roman1" fo:font-size="12pt" fo:font-weight="bold"/>
    </style:style>
    <style:style style:name="P3" style:family="paragraph" style:parent-style-name="Text_20_body">
      <style:paragraph-properties fo:margin-left="1.667cm" fo:margin-right="0cm" fo:margin-top="0cm" fo:margin-bottom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/>
      <style:text-properties style:font-name="Times New Roman1" fo:font-size="12pt" fo:font-weight="bold"/>
    </style:style>
    <style:style style:name="P5" style:family="paragraph" style:parent-style-name="Text_20_body">
      <style:text-properties style:font-name="Times New Roman1" fo:font-size="12pt"/>
    </style:style>
    <style:style style:name="P6" style:family="paragraph" style:parent-style-name="Text_20_body">
      <style:paragraph-properties fo:margin-left="1.251cm" fo:margin-right="0cm" fo:margin-top="0cm" fo:margin-bottom="0cm" fo:line-height="150%" fo:text-indent="0cm" style:auto-text-indent="false"/>
      <style:text-properties style:font-name="Times New Roman1" fo:font-size="12pt" fo:font-weight="bold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>
      <style:paragraph-properties fo:margin-left="1.667cm" fo:margin-right="0cm" fo:margin-top="0cm" fo:margin-bottom="0cm" fo:text-indent="0cm" style:auto-text-indent="false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Heading_20_2">
      <style:text-properties style:font-name="Times New Roman1" fo:font-size="12pt"/>
    </style:style>
    <style:style style:name="P12" style:family="paragraph" style:parent-style-name="Heading_20_2">
      <style:text-properties style:font-name="Times New Roman1" fo:font-size="12pt" fo:font-weight="bold"/>
    </style:style>
    <style:style style:name="P13" style:family="paragraph" style:parent-style-name="Heading_20_1">
      <style:text-properties style:font-name="Arial" fo:font-size="16.1000003814697pt" fo:font-weight="bold" style:font-size-asian="16.1000003814697pt" style:font-size-complex="16.1000003814697pt"/>
    </style:style>
    <style:style style:name="P14" style:family="paragraph" style:parent-style-name="Heading_20_1">
      <style:text-properties style:font-name="Arial" fo:font-size="16.1000003814697pt" style:font-size-asian="16.1000003814697pt" style:font-size-complex="16.1000003814697pt"/>
    </style:style>
    <style:style style:name="P15" style:family="paragraph" style:parent-style-name="Heading_20_3">
      <style:paragraph-properties fo:margin-left="1.251cm" fo:margin-right="0cm" fo:margin-top="0cm" fo:margin-bottom="0cm" fo:line-height="150%" fo:text-indent="0cm" style:auto-text-indent="false"/>
      <style:text-properties style:font-name="Times New Roman1" fo:font-size="12pt"/>
    </style:style>
    <style:style style:name="T1" style:family="text">
      <style:text-properties fo:font-variant="normal" fo:text-transform="none" style:font-name="Times New Roman1" fo:font-size="12pt"/>
    </style:style>
    <style:style style:name="T2" style:family="text">
      <style:text-properties fo:font-variant="normal" fo:text-transform="none" fo:color="#222222" style:font-name="Arial1" fo:font-size="10pt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fo:font-weight="bold"/>
    </style:style>
    <style:style style:name="T5" style:family="text">
      <style:text-properties fo:color="#222222" style:font-name="Arial1" fo:font-size="10pt"/>
    </style:style>
    <style:style style:name="T6" style:family="text">
      <style:text-properties fo:color="#222222" style:font-name="Arial1" fo:font-size="10pt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7cm" fo:text-indent="-0.635cm" fo:margin-left="8.0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2cm" fo:text-indent="-0.635cm" fo:margin-left="8.65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ÇÃO</text:h>
      <text:p text:style-name="P2"/>
      <text:h text:style-name="P12" text:outline-level="2">CONTEXTO</text:h>
      <text:list xml:id="list8519630109266364650" text:style-name="L2">
        <text:list-item>
          <text:p text:style-name="P8"><text:span text:style-name="T4">Projeto fundado em 1994 como parte da Cátedra de leitura da UNESCO – PUC-RJ</text:span></text:p>
        </text:list-item>
        <text:list-item>
          <text:p text:style-name="P8"><text:span text:style-name="T4">Site criado em 200X;</text:span></text:p>
        </text:list-item>
        <text:list-item>
          <text:p text:style-name="P8"><text:span text:style-name="T4">Blog criado em 20XX;</text:span></text:p>
        </text:list-item>
        <text:list-item>
          <text:p text:style-name="P8"><text:span text:style-name="T4">Facebook criado em 20XX.</text:span></text:p>
        </text:list-item>
      </text:list>
      <text:h text:style-name="P12" text:outline-level="2">JUSTIFICATIVA</text:h>
      <text:h text:style-name="P12" text:outline-level="2">OBJETIVOS</text:h>
      <text:list xml:id="list8054163144630770379" text:style-name="L1">
        <text:list-item>
          <text:p text:style-name="P7"><text:span text:style-name="T4">Interconectar mais os ambientes da rede</text:span></text:p>
        </text:list-item>
      </text:list>
      <text:h text:style-name="P12" text:outline-level="2">METODOLOGIA</text:h>
      <text:p text:style-name="P4"/>
      <text:p text:style-name="P4"/>
      <text:h text:style-name="Heading_20_1" text:outline-level="1">AS TECNOLOGIAS ENVOLVIDAS</text:h>
      <text:h text:style-name="P11" text:outline-level="2">ARQUITETURA CLIENTE-SERVIDOR</text:h>
      <text:h text:style-name="P11" text:outline-level="2">DRUPAL</text:h>
      <text:h text:style-name="P11" text:outline-level="2">MAPAS VETORIAIS</text:h>
      <text:h text:style-name="P15" text:outline-level="3">Arquivos Shapefile</text:h>
      <text:h text:style-name="P15" text:outline-level="3">jQuery Vector Maps</text:h>
      <text:p text:style-name="P6">MapShaper</text:p>
      <text:p text:style-name="P5"/>
      <text:h text:style-name="P13" text:outline-level="1"><text:soft-page-break/>NOVO WEBSITE DO PROJETO RELER &amp; FAZER</text:h>
      <text:h text:style-name="P12" text:outline-level="2">DESCRIÇAO DO PROBLEMA - ESPECIFICAÇAO DE REQUISITOS</text:h>
      <text:h text:style-name="P12" text:outline-level="2">ANÁLISE ESTRUTURADA OU ORIENTADA A OBJETO</text:h>
      <text:h text:style-name="P12" text:outline-level="2">PROJETO</text:h>
      <text:h text:style-name="P11" text:outline-level="2">IMPLEMENTAÇAO</text:h>
      <text:h text:style-name="P11" text:outline-level="2">TESTES - ANÁLISE DOS RESULTADOS</text:h>
      <text:h text:style-name="P14" text:outline-level="1">CONCLUSÕES</text:h>
      <text:p text:style-name="P1"/>
      <text:p text:style-name="P3"><text:span text:style-name="T3">1.</text:span><text:span text:style-name="T1">      </text:span><text:span text:style-name="T3">ASPECTOS PRINCIPAIS DE TODO O TRABALHO. </text:span></text:p>
      <text:p text:style-name="P3"><text:span text:style-name="T3">OS PROBLEMAS ENCONTRADOS E COMO FORAM RESOLVIDOS.</text:span></text:p>
      <text:p text:style-name="P3"><text:span text:style-name="T3">2.</text:span><text:span text:style-name="T1">      </text:span><text:span text:style-name="T4">SUA APRENDIZAGEM.</text:span></text:p>
      <text:p text:style-name="P3"><text:span text:style-name="T5">3.</text:span><text:span text:style-name="T2">       </text:span><text:span text:style-name="T6">TRABALHOS FUTUROS.</text:span></text:p>
      <text:p text:style-name="P3"><text:span text:style-name="T6"/></text:p>
      <text:p text:style-name="P3"><text:span text:style-name="T6">TRABALHOS FUTUROS</text:span></text:p>
      <text:list xml:id="list953059776048234282" text:style-name="L3">
        <text:list-item>
          <text:p text:style-name="P10"><text:span text:style-name="T6">Implementar métricas de contagem de leitores (ou melhorar)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7T10:12:38.46</meta:creation-date>
    <dc:date>2013-06-07T11:05:21.72</dc:date>
    <meta:editing-duration>PT16M43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2" meta:paragraph-count="30" meta:word-count="130" meta:character-count="808"/>
  </office:meta>
</office:document-meta>
</file>